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21f" officeooo:paragraph-rsid="0004421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word XYZ </text:p>
      <text:p text:style-name="P1">USER: postgres(superusuari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00:27:38.619414137</meta:creation-date>
    <dc:date>2025-09-30T00:37:26.970371485</dc:date>
    <meta:editing-duration>PT9M49S</meta:editing-duration>
    <meta:editing-cycles>1</meta:editing-cycles>
    <meta:document-statistic meta:table-count="0" meta:image-count="0" meta:object-count="0" meta:page-count="1" meta:paragraph-count="2" meta:word-count="4" meta:character-count="41" meta:non-whitespace-character-count="38"/>
    <meta:generator>LibreOffice/24.2.7.2$Linux_X86_64 LibreOffice_project/420$Build-2</meta:generator>
  </office:meta>
</office:document-meta>
</file>